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88888" style:font-name="arial" fo:font-size="9.75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3" text:outline-level="2"><text:bookmark text:name=":wm"/>WEBONATOR NOV-2014</text:h>
      <text:p text:style-name="P2">SUB TASK NUMBER: 2</text:p>
      <text:p text:style-name="P2">TITLE :Create a view for candidate data with his score.</text:p>
      <text:p text:style-name="P2"/>
      <text:p text:style-name="P2"/>
      <text:p text:style-name="P2"/>
      <text:p text:style-name="P2">SOLUTION:</text:p>
      <text:p text:style-name="P2"/>
      <text:p text:style-name="Standard">DROP VIEW IF EXISTS score_card;</text:p>
      <text:p text:style-name="Standard">DROP VIEW IF EXISTS <text:span text:style-name="T1">score_temp;</text:span></text:p>
      <text:p text:style-name="Standard"/>
      <text:p text:style-name="P2">//-------View created so that we can use JOINS</text:p>
      <text:p text:style-name="P2"/>
      <text:p text:style-name="P2">CREATE VIEW score_temp AS</text:p>
      <text:p text:style-name="P2">SELECT users.id,</text:p>
      <text:p text:style-name="P2">users.name,</text:p>
      <text:p text:style-name="P2">SUM(given_assessments.score_count) as score,</text:p>
      <text:p text:style-name="P2">given_assessments.assess_map_id<text:line-break/>FROM users<text:line-break/>LEFT JOIN given_assessments<text:line-break/>ON users.id=given_assessments.user_id<text:line-break/>GROUP BY users.id;</text:p>
      <text:p text:style-name="P2"/>
      <text:p text:style-name="P2"/>
      <text:p text:style-name="P2">//-----Required View</text:p>
      <text:p text:style-name="P2"><text:s/></text:p>
      <text:p text:style-name="P2">CREATE VIEW score_card AS</text:p>
      <text:p text:style-name="Standard">SELECT score_temp.id,</text:p>
      <text:p text:style-name="Standard">score_temp.name, </text:p>
      <text:p text:style-name="Standard">score_temp.score,</text:p>
      <text:p text:style-name="Standard">a.assessment_id as assessment_id</text:p>
      <text:p text:style-name="Standard">FROM score_temp </text:p>
      <text:p text:style-name="Standard">LEFT JOIN assessment_mapping a</text:p>
      <text:p text:style-name="P2">ON score_temp.assess_map_id = a.id;</text:p>
      <text:p text:style-name="P2"/>
      <text:p text:style-name="P2">select * from score_card; </text:p>
      <text:p text:style-name="P2"/>
      <text:p text:style-name="P2"/>
      <text:p text:style-name="P2"/>
      <text:p text:style-name="P2">BY</text:p>
      <text:p text:style-name="P1">Umar Siddiqui<text:line-break/>(+91 9158284878)</text:p>
      <text:p text:style-name="P1">Trainee – Webonise Lab Pvt Ltd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courier new'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3T17:26:57</meta:creation-date>
    <dc:date>2014-11-14T10:52:47</dc:date>
    <dc:creator>webonise </dc:creator>
    <meta:editing-duration>PT38M5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6" meta:word-count="96" meta:character-count="734" meta:non-whitespace-character-count="661"/>
  </office:meta>
</office:document-meta>
</file>